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6633" draw:fill-color="#e1e1cc" draw:textarea-horizontal-align="justify" draw:textarea-vertical-align="middle" draw:auto-grow-height="false" fo:min-height="3.703cm" fo:min-width="22.142cm"/>
    </style:style>
    <style:style style:name="gr2" style:family="graphic" style:parent-style-name="standard">
      <style:graphic-properties draw:stroke="dash" draw:stroke-dash="Fine_20_Dashed" svg:stroke-color="#996633" draw:fill-color="#e1e1cc" draw:textarea-horizontal-align="justify" draw:textarea-vertical-align="middle" draw:auto-grow-height="false" fo:min-height="3.179cm" fo:min-width="17.829cm"/>
    </style:style>
    <style:style style:name="gr3" style:family="graphic" style:parent-style-name="standard">
      <style:graphic-properties svg:stroke-color="#ffffff" draw:fill-color="#99ccff" draw:textarea-horizontal-align="justify" draw:textarea-vertical-align="middle" draw:auto-grow-height="false" fo:min-height="1.655cm" fo:min-width="3.056cm"/>
    </style:style>
    <style:style style:name="gr4" style:family="graphic" style:parent-style-name="standard">
      <style:graphic-properties svg:stroke-color="#ffffff" draw:fill-color="#99cc99" draw:textarea-horizontal-align="justify" draw:textarea-vertical-align="middle" draw:auto-grow-height="false" fo:min-height="1.655cm" fo:min-width="3.056cm"/>
    </style:style>
    <style:style style:name="gr5" style:family="graphic" style:parent-style-name="standard">
      <style:graphic-properties svg:stroke-color="#ffffff" draw:fill-color="#99cc99" draw:textarea-horizontal-align="justify" draw:textarea-vertical-align="middle" draw:auto-grow-height="false" fo:min-height="2.411cm" fo:min-width="3.047cm"/>
    </style:style>
    <style:style style:name="gr6" style:family="graphic" style:parent-style-name="standard">
      <style:graphic-properties svg:stroke-color="#ff9999" draw:fill-color="#ff9999" draw:textarea-horizontal-align="justify" draw:textarea-vertical-align="middle" draw:auto-grow-height="false" fo:min-height="1.655cm" fo:min-width="3.183cm"/>
    </style:style>
    <style:style style:name="gr7" style:family="graphic" style:parent-style-name="standard">
      <style:graphic-properties svg:stroke-color="#666666" draw:fill-color="#fff7ed" draw:textarea-horizontal-align="justify" draw:textarea-vertical-align="middle" draw:auto-grow-height="false" fo:min-height="1.32cm" fo:min-width="0.898cm"/>
    </style:style>
    <style:style style:name="gr8" style:family="graphic" style:parent-style-name="standard">
      <style:graphic-properties svg:stroke-color="#666666" draw:fill-color="#fff7ed" draw:textarea-horizontal-align="justify" draw:textarea-vertical-align="middle" draw:auto-grow-height="false" fo:min-height="1.044cm" fo:min-width="1.916cm"/>
    </style:style>
    <style:style style:name="gr9" style:family="graphic" style:parent-style-name="objectwithoutfill">
      <style:graphic-properties svg:stroke-color="#666666" draw:fill="none" draw:fill-color="#fff7ed" draw:textarea-vertical-align="middle"/>
    </style:style>
    <style:style style:name="gr10" style:family="graphic" style:parent-style-name="standard">
      <style:graphic-properties draw:stroke="none" svg:stroke-color="#666666" draw:fill="none" draw:fill-color="#fff7ed" draw:textarea-horizontal-align="left" draw:auto-grow-height="true" draw:auto-grow-width="true" fo:min-height="0.387cm" fo:min-width="0.878cm"/>
    </style:style>
    <style:style style:name="gr11" style:family="graphic" style:parent-style-name="standard">
      <style:graphic-properties draw:stroke="none" svg:stroke-color="#333333" draw:fill="none" draw:fill-color="#ffffff" fo:min-height="0.387cm"/>
    </style:style>
    <style:style style:name="gr12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cccccc" draw:marker-start-width="0.965cm" draw:marker-end="Arrow" draw:marker-end-width="0.61cm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svg:stroke-color="#333333" draw:fill-color="#ffffff" draw:textarea-horizontal-align="justify" draw:textarea-vertical-align="middle" draw:auto-grow-height="false" fo:min-height="1.274cm" fo:min-width="3.183cm"/>
    </style:style>
    <style:style style:name="gr15" style:family="graphic" style:parent-style-name="standard">
      <style:graphic-properties draw:stroke="solid" svg:stroke-color="#333333" draw:fill="none" draw:fill-color="#ffffff" fo:min-height="0.369cm"/>
    </style:style>
    <style:style style:name="gr16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564cm"/>
    </style:style>
    <style:style style:name="gr17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2.5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3.84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3.8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0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248cm"/>
    </style:style>
    <style:style style:name="gr23" style:family="graphic" style:parent-style-name="standard">
      <style:graphic-properties svg:stroke-color="#333333" draw:fill-color="#ffffff" draw:textarea-horizontal-align="justify" draw:textarea-vertical-align="middle" draw:auto-grow-height="false" fo:min-height="1.401cm" fo:min-width="3.794cm"/>
    </style:style>
    <style:style style:name="gr24" style:family="graphic" style:parent-style-name="standard">
      <style:graphic-properties svg:stroke-color="#666699" draw:fill-color="#ccccff" draw:textarea-horizontal-align="justify" draw:textarea-vertical-align="middle" draw:auto-grow-height="false" fo:min-height="1.354cm" fo:min-width="2.899cm"/>
    </style:style>
    <style:style style:name="gr25" style:family="graphic" style:parent-style-name="standard">
      <style:graphic-properties svg:stroke-width="0.254cm" svg:stroke-color="#cccccc" draw:marker-start-width="0.965cm" draw:marker-end="Arrow" draw:marker-end-width="0.559cm" draw:textarea-vertical-align="middle" fo:padding-top="0.252cm" fo:padding-bottom="0.252cm" fo:padding-left="0.377cm" fo:padding-right="0.3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7.165cm"/>
    </style:style>
    <style:style style:name="gr27" style:family="graphic" style:parent-style-name="standard">
      <style:graphic-properties draw:stroke="none" svg:stroke-color="#000000" draw:fill="none" draw:fill-color="#ffffff" fo:min-height="0.5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29" style:family="graphic" style:parent-style-name="standard">
      <style:graphic-properties draw:stroke="none" svg:stroke-color="#000000" draw:fill="none" draw:fill-color="#ffffff" fo:min-height="0.3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172cm"/>
    </style:style>
    <style:style style:name="P1" style:family="paragraph">
      <loext:graphic-properties draw:fill-color="#e1e1cc"/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  <style:text-properties style:font-name="Verdana1" fo:font-size="9pt" style:font-size-asian="11pt" style:font-size-complex="11pt"/>
    </style:style>
    <style:style style:name="P4" style:family="paragraph">
      <loext:graphic-properties draw:fill-color="#99cc99"/>
      <style:paragraph-properties fo:text-align="center"/>
      <style:text-properties style:font-name="Verdana1" fo:font-size="9pt" style:font-size-asian="11pt" style:font-size-complex="11pt"/>
    </style:style>
    <style:style style:name="P5" style:family="paragraph">
      <loext:graphic-properties draw:fill-color="#ff9999"/>
      <style:paragraph-properties fo:text-align="center"/>
      <style:text-properties style:font-name="Verdana1" fo:font-size="9pt" style:font-size-asian="11pt" style:font-size-complex="11pt"/>
    </style:style>
    <style:style style:name="P6" style:family="paragraph">
      <loext:graphic-properties draw:fill-color="#fff7ed"/>
      <style:paragraph-properties fo:text-align="center"/>
      <style:text-properties style:font-name="Verdana1" fo:font-size="9pt" style:font-size-asian="11pt" style:font-size-complex="11pt"/>
    </style:style>
    <style:style style:name="P7" style:family="paragraph">
      <loext:graphic-properties draw:fill-color="#fff7ed"/>
      <style:paragraph-properties fo:text-align="center"/>
      <style:text-properties style:font-name="Verdana1" fo:font-size="9pt"/>
    </style:style>
    <style:style style:name="P8" style:family="paragraph">
      <loext:graphic-properties draw:fill="none" draw:fill-color="#fff7ed"/>
      <style:paragraph-properties fo:text-align="center"/>
      <style:text-properties style:font-name="Verdana1" fo:font-size="9pt"/>
    </style:style>
    <style:style style:name="P9" style:family="paragraph">
      <loext:graphic-properties draw:fill="none" draw:fill-color="#fff7ed"/>
      <style:text-properties style:font-name="Verdana1" fo:font-size="9pt"/>
    </style:style>
    <style:style style:name="P10" style:family="paragraph">
      <loext:graphic-properties draw:fill="none" draw:fill-color="#ffffff"/>
      <style:text-properties style:font-name="Verdana1" fo:font-size="9pt" style:font-size-asian="18pt" style:font-size-complex="18pt"/>
    </style:style>
    <style:style style:name="P11" style:family="paragraph">
      <style:paragraph-properties fo:text-align="center"/>
      <style:text-properties style:font-name="Verdana1" fo:font-size="9pt" fo:font-style="italic"/>
    </style:style>
    <style:style style:name="P12" style:family="paragraph">
      <style:paragraph-properties fo:text-align="center"/>
      <style:text-properties style:font-name="Verdana1" fo:font-size="9pt" fo:font-style="italic" style:font-size-asian="18pt" style:font-style-asian="italic" style:font-size-complex="18pt" style:font-style-complex="italic"/>
    </style:style>
    <style:style style:name="P13" style:family="paragraph">
      <style:paragraph-properties fo:text-align="center"/>
      <style:text-properties style:font-name="Verdana1" fo:font-size="9pt" fo:font-style="italic" style:font-style-asian="italic" style:font-style-complex="italic"/>
    </style:style>
    <style:style style:name="P14" style:family="paragraph">
      <style:paragraph-properties fo:text-align="center"/>
      <style:text-properties style:font-name="Verdana1" fo:font-size="9pt"/>
    </style:style>
    <style:style style:name="P15" style:family="paragraph">
      <style:paragraph-properties fo:text-align="center"/>
      <style:text-properties style:font-name="Verdana1" fo:font-size="9pt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style:font-name="Consolas2" fo:font-size="10.5pt" style:font-size-asian="10.5pt" style:font-size-complex="10.5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tyle="italic"/>
    </style:style>
    <style:style style:name="P20" style:family="paragraph">
      <loext:graphic-properties draw:fill="none" draw:fill-color="#ffffff"/>
      <style:paragraph-properties fo:text-align="center"/>
      <style:text-properties fo:font-style="italic"/>
    </style:style>
    <style:style style:name="P21" style:family="paragraph">
      <loext:graphic-properties draw:fill-color="#ccccff"/>
      <style:paragraph-properties fo:text-align="center"/>
      <style:text-properties style:font-name="Verdana1" fo:font-size="9pt" style:font-size-asian="18pt" style:font-size-complex="18pt"/>
    </style:style>
    <style:style style:name="P22" style:family="paragraph">
      <loext:graphic-properties draw:fill="none" draw:fill-color="#ffffff"/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style:font-name="Verdana1" fo:font-size="9pt" style:font-size-asian="11pt" style:font-size-complex="11pt"/>
    </style:style>
    <style:style style:name="T2" style:family="text">
      <style:text-properties style:font-name="Verdana1" fo:font-size="9pt" style:font-size-asian="18pt" style:font-size-complex="18pt"/>
    </style:style>
    <style:style style:name="T3" style:family="text">
      <style:text-properties style:font-name="Verdana1" fo:font-size="9pt" fo:font-style="italic"/>
    </style:style>
    <style:style style:name="T4" style:family="text">
      <style:text-properties style:font-name="Verdana1" fo:font-size="9pt" fo:font-style="italic" style:font-size-asian="18pt" style:font-style-asian="italic" style:font-size-complex="18pt" style:font-style-complex="italic"/>
    </style:style>
    <style:style style:name="T5" style:family="text">
      <style:text-properties style:font-name="Verdana1" fo:font-size="9pt" fo:font-style="italic" style:font-style-asian="italic" style:font-style-complex="italic"/>
    </style:style>
    <style:style style:name="T6" style:family="text">
      <style:text-properties style:font-name="Consolas2" fo:font-size="10.5pt" style:font-size-asian="10.5pt" style:font-size-complex="10.5pt"/>
    </style:style>
    <style:style style:name="T7" style:family="text">
      <style:text-properties style:font-name="Verdana1" fo:font-size="9pt" fo:font-style="italic" style:font-size-asian="18pt" style:font-size-complex="18pt"/>
    </style:style>
    <style:style style:name="T8" style:family="text">
      <style:text-properties style:font-name="Verdana1" fo:font-size="9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641cm" svg:height="7.488cm" svg:x="10.621cm" svg:y="12.40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18.329cm" svg:height="3.429cm" svg:x="14.782cm" svg:y="15.313cm">
          <draw:glue-point draw:id="4" svg:x="3.047cm" svg:y="-2.633cm"/>
          <draw:glue-point draw:id="5" svg:x="4.329cm" svg:y="-2.63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556cm" svg:height="1.905cm" svg:x="4.16cm" svg:y="1cm">
          <text:p text:style-name="P2"><text:span text:style-name="T1">AutoSys jo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1.905cm" svg:x="4.16cm" svg:y="4.256cm">
          <draw:glue-point draw:id="4" svg:x="4.91cm" svg:y="-2.803cm" draw:escape-direction="left"/>
          <draw:glue-point draw:id="5" svg:x="4.91cm" svg:y="1.916cm"/>
          <draw:glue-point draw:id="6" svg:x="4.929cm" svg:y="3.312cm"/>
          <text:p text:style-name="P2"><text:span text:style-name="T1">Shell Scrip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3.547cm" svg:height="2.661cm" svg:x="4.16cm" svg:y="8.516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text:p text:style-name="P2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3.683cm" svg:height="1.905cm" svg:x="10.986cm" svg:y="13.462cm">
          <draw:glue-point draw:id="4" svg:x="-4.944cm" svg:y="-2.467cm"/>
          <draw:glue-point draw:id="5" svg:x="-4.944cm" svg:y="2.671cm"/>
          <text:p text:style-name="P2"><text:span text:style-name="T1">Stored Procedu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1.397cm" svg:height="1.778cm" svg:x="13.341cm" svg:y="6.849cm">
          <text:p text:style-name="P2"><text:span text:style-name="T1">Java </text:span><text:span text:style-name="T1"><text:line-break/></text:span><text:span text:style-name="T1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xml:id="id4" draw:id="id4" draw:layer="layout" svg:width="1.397cm" svg:height="1.778cm" svg:x="13.323cm" svg:y="2.769cm">
          <text:p text:style-name="P2"><text:span text:style-name="T1">Shell </text:span><text:span text:style-name="T1"><text:line-break/></text:span><text:span text:style-name="T1">script </text:span><text:span text:style-name="T1"><text:line-break/></text:span><text:span text:style-name="T1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6" draw:id="id6">
          <draw:custom-shape draw:style-name="gr8" draw:text-style-name="P7" draw:layer="layout" svg:width="2.416cm" svg:height="1.294cm" svg:x="16.665cm" svg:y="5.19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6.659cm" svg:y1="5.192cm" svg:x2="17.815cm" svg:y2="5.959cm">
            <text:p/>
          </draw:line>
          <draw:line draw:style-name="gr9" draw:text-style-name="P8" draw:layer="layout" svg:x1="19.079cm" svg:y1="5.193cm" svg:x2="17.812cm" svg:y2="5.959cm">
            <text:p/>
          </draw:line>
          <draw:frame draw:style-name="gr10" draw:text-style-name="P9" draw:layer="layout" svg:width="1.378cm" svg:height="0.637cm" svg:x="17.774cm" svg:y="5.929cm">
            <draw:text-box>
              <text:p><text:span text:style-name="T1">Email</text:span></text:p>
            </draw:text-box>
          </draw:frame>
        </draw:g>
        <draw:frame draw:style-name="gr11" draw:text-style-name="P10" draw:layer="layout" svg:width="5.504cm" svg:height="0.637cm" svg:x="16.283cm" svg:y="18.177cm">
          <draw:text-box>
            <text:p><text:span text:style-name="T2">Job </text:span><text:span text:style-name="T2">Cont</text:span><text:span text:style-name="T2">rol </text:span><text:span text:style-name="T2">Tabl</text:span><text:span text:style-name="T2">es</text:span></text:p>
          </draw:text-box>
        </draw:frame>
        <draw:connector draw:style-name="gr12" draw:text-style-name="P11" draw:layer="layout" svg:x1="5.938cm" svg:y1="2.905cm" svg:x2="5.938cm" svg:y2="4.256cm" draw:start-shape="id1" draw:start-glue-point="2" draw:end-shape="id2" draw:end-glue-point="0" svg:d="M5938 2905v1351" svg:viewBox="0 0 1 1352">
          <text:p text:style-name="P2"><text:span text:style-name="T3">2. invokes</text:span></text:p>
        </draw:connector>
        <draw:connector draw:style-name="gr12" draw:text-style-name="P11" draw:layer="layout" svg:x1="5.938cm" svg:y1="6.161cm" svg:x2="5.933cm" svg:y2="8.516cm" draw:start-shape="id2" draw:start-glue-point="2" draw:end-shape="id3" draw:end-glue-point="0" svg:d="M5938 6161v1177h-5v1178" svg:viewBox="0 0 6 2356">
          <text:p text:style-name="P2"><text:span text:style-name="T3">4. invokes</text:span></text:p>
        </draw:connector>
        <draw:connector draw:style-name="gr12" draw:text-style-name="P12" draw:layer="layout" draw:line-skew="8.285cm" svg:x1="7.683cm" svg:y1="4.675cm" svg:x2="13.323cm" svg:y2="3.658cm" draw:start-shape="id2" draw:start-glue-point="4" draw:end-shape="id4" draw:end-glue-point="5" svg:d="M7683 4675h4261v-1017h1379" svg:viewBox="0 0 5641 1018">
          <text:p text:style-name="P2"><text:span text:style-name="T4">3. begins writing</text:span></text:p>
        </draw:connector>
        <draw:connector draw:style-name="gr12" draw:text-style-name="P13" draw:layer="layout" svg:x1="7.675cm" svg:y1="8.816cm" svg:x2="13.341cm" svg:y2="7.738cm" draw:start-shape="id3" draw:start-glue-point="9" draw:end-shape="id5" draw:end-glue-point="5" svg:d="M7675 8816h2848v-1078h2818" svg:viewBox="0 0 5667 1079">
          <text:p text:style-name="P2"><text:span text:style-name="T5">5. begins writing</text:span></text:p>
        </draw:connector>
        <draw:connector draw:style-name="gr12" draw:text-style-name="P13" draw:layer="layout" svg:x1="7.69cm" svg:y1="5.838cm" svg:x2="16.659cm" svg:y2="5.878cm" draw:start-shape="id2" draw:start-glue-point="6" draw:end-shape="id6" draw:end-glue-point="3" svg:d="M7690 5838h4498v40h4471" svg:viewBox="0 0 8970 41">
          <text:p text:style-name="P2"><text:span text:style-name="T5">14. sends</text:span></text:p>
        </draw:connector>
        <draw:connector draw:style-name="gr13" draw:text-style-name="P14" draw:layer="layout" svg:x1="7.392cm" svg:y1="11.177cm" svg:x2="10.986cm" svg:y2="14.414cm" draw:start-shape="id3" draw:start-glue-point="7" draw:end-shape="id7" draw:end-glue-point="3" svg:d="M7392 11177v3237h3594" svg:viewBox="0 0 3595 3238">
          <text:p/>
        </draw:connector>
        <draw:connector draw:style-name="gr13" draw:text-style-name="P15" draw:layer="layout" svg:x1="7.706cm" svg:y1="10.172cm" svg:x2="20.782cm" svg:y2="16.193cm" draw:start-shape="id3" draw:start-glue-point="12" draw:end-shape="id8" draw:end-glue-point="4" svg:d="M7706 10172h13076v6021" svg:viewBox="0 0 13077 6022">
          <text:p/>
        </draw:connector>
        <draw:g xml:id="id11" draw:id="id11">
          <draw:glue-point draw:id="4" svg:x="-4.018cm" svg:y="5.006cm"/>
          <draw:custom-shape draw:style-name="gr14" draw:text-style-name="P16" draw:layer="layout" svg:width="3.683cm" svg:height="1.524cm" svg:x="15.582cm" svg:y="16.18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651cm" svg:height="0.619cm" svg:x="15.602cm" svg:y="16.204cm">
            <draw:text-box>
              <text:p text:style-name="P2"><text:span text:style-name="T6">APPL_JOB_ID_SEQ</text:span></text:p>
            </draw:text-box>
          </draw:frame>
        </draw:g>
        <draw:g xml:id="id8" draw:id="id8">
          <draw:glue-point draw:id="4" svg:x="-3.367cm" svg:y="-5.006cm"/>
          <draw:glue-point draw:id="5" svg:x="2.408cm" svg:y="-5.006cm"/>
          <draw:glue-point draw:id="6" svg:x="2.675cm" svg:y="4.885cm"/>
          <draw:glue-point draw:id="7" svg:x="-3.097cm" svg:y="4.987cm"/>
          <draw:custom-shape draw:style-name="gr16" draw:text-style-name="P16" draw:layer="layout" svg:width="4.064cm" svg:height="1.651cm" svg:x="20.116cm" svg:y="16.20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4.074cm" svg:height="0.619cm" svg:x="20.119cm" svg:y="16.193cm">
            <draw:text-box>
              <text:p text:style-name="P2"><text:span text:style-name="T6">APPL_JOB_HDR</text:span></text:p>
            </draw:text-box>
          </draw:frame>
        </draw:g>
        <draw:g xml:id="id9" draw:id="id9">
          <draw:glue-point draw:id="4" svg:x="2.598cm" svg:y="-5.009cm"/>
          <draw:glue-point draw:id="5" svg:x="-3.218cm" svg:y="-4.894cm"/>
          <draw:glue-point draw:id="6" svg:x="2.814cm" svg:y="4.869cm"/>
          <draw:glue-point draw:id="7" svg:x="-2.992cm" svg:y="5.003cm"/>
          <draw:custom-shape draw:style-name="gr17" draw:text-style-name="P16" draw:layer="layout" svg:width="3.048cm" svg:height="1.651cm" svg:x="24.815cm" svg:y="16.10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3.018cm" svg:height="0.619cm" svg:x="24.828cm" svg:y="16.121cm">
            <draw:text-box>
              <text:p text:style-name="P2"><text:span text:style-name="T6">APPL_JOB_DTL</text:span></text:p>
            </draw:text-box>
          </draw:frame>
        </draw:g>
        <draw:frame draw:style-name="gr11" draw:text-style-name="P10" draw:layer="layout" svg:width="3.416cm" svg:height="0.637cm" svg:x="10.883cm" svg:y="18.178cm">
          <draw:text-box>
            <text:p><text:span text:style-name="T2">RDBMS</text:span></text:p>
          </draw:text-box>
        </draw:frame>
        <draw:connector draw:style-name="gr13" draw:text-style-name="P14" draw:layer="layout" svg:x1="7.675cm" svg:y1="10.595cm" svg:x2="25.359cm" svg:y2="16.12cm" draw:start-shape="id3" draw:start-glue-point="11" draw:end-shape="id9" draw:end-glue-point="5" svg:d="M7675 10595h17684v5525" svg:viewBox="0 0 17685 5526">
          <text:p/>
        </draw:connector>
        <draw:connector draw:style-name="gr13" draw:text-style-name="P14" draw:layer="layout" draw:line-skew="-1.708cm" svg:x1="5.933cm" svg:y1="11.177cm" svg:x2="27.13cm" svg:y2="16.102cm" draw:start-shape="id3" draw:start-glue-point="2" draw:end-shape="id9" draw:end-glue-point="4" svg:d="M5933 11177v754h21197v4171" svg:viewBox="0 0 21198 4926">
          <text:p/>
        </draw:connector>
        <draw:connector draw:style-name="gr13" draw:text-style-name="P14" draw:layer="layout" draw:line-skew="-1.175cm" svg:x1="5.172cm" svg:y1="11.177cm" svg:x2="23.135cm" svg:y2="16.193cm" draw:start-shape="id3" draw:start-glue-point="8" draw:end-shape="id8" draw:end-glue-point="5" svg:d="M5172 11177v1333h17963v3683" svg:viewBox="0 0 17964 5017">
          <text:p/>
        </draw:connector>
        <draw:connector draw:style-name="gr13" draw:text-style-name="P14" draw:layer="layout" draw:line-skew="10.158cm" svg:x1="7.765cm" svg:y1="9.534cm" svg:x2="17.423cm" svg:y2="16.187cm" draw:start-shape="id10" draw:start-glue-point="3" draw:end-shape="id11" draw:end-glue-point="0" svg:d="M7765 9534h9658v3525 3128" svg:viewBox="0 0 9659 6654">
          <text:p/>
        </draw:connector>
        <draw:frame draw:style-name="gr18" draw:text-style-name="P18" draw:layer="layout" svg:width="4.346cm" svg:height="0.637cm" svg:x="8.011cm" svg:y="9.895cm">
          <draw:text-box>
            <text:p><text:span text:style-name="T2">9. </text:span><text:span text:style-name="T4">inserts</text:span><text:span text:style-name="T2"> </text:span><text:span text:style-name="T4">header record</text:span></text:p>
          </draw:text-box>
        </draw:frame>
        <draw:frame draw:style-name="gr19" draw:text-style-name="P19" draw:layer="layout" svg:width="4.329cm" svg:height="0.637cm" svg:x="8.101cm" svg:y="10.275cm">
          <draw:text-box>
            <text:p><text:span text:style-name="T7">10. inserts detail record</text:span></text:p>
          </draw:text-box>
        </draw:frame>
        <draw:frame draw:style-name="gr20" draw:text-style-name="P20" draw:layer="layout" svg:width="2.82cm" svg:height="1.409cm" svg:x="5.382cm" svg:y="13.217cm">
          <draw:text-box>
            <text:p text:style-name="P2"><text:span text:style-name="T7">11. calls stored procedure</text:span></text:p>
          </draw:text-box>
        </draw:frame>
        <draw:frame draw:style-name="gr21" draw:text-style-name="P19" draw:layer="layout" svg:width="4.528cm" svg:height="0.637cm" svg:x="12.037cm" svg:y="11.35cm">
          <draw:text-box>
            <text:p><text:span text:style-name="T7">12. </text:span><text:span text:style-name="T4">updates</text:span><text:span text:style-name="T7"> detail record</text:span></text:p>
          </draw:text-box>
        </draw:frame>
        <draw:frame draw:style-name="gr22" draw:text-style-name="P19" draw:layer="layout" svg:width="4.748cm" svg:height="0.637cm" svg:x="12.165cm" svg:y="11.945cm">
          <draw:text-box>
            <text:p><text:span text:style-name="T7">13. updates header record</text:span></text:p>
          </draw:text-box>
        </draw:frame>
        <draw:g xml:id="id13" draw:id="id13">
          <draw:glue-point draw:id="4" svg:x="-3.011cm" svg:y="-5.006cm"/>
          <draw:glue-point draw:id="5" svg:x="2.442cm" svg:y="-4.915cm"/>
          <draw:glue-point draw:id="6" svg:x="-3.185cm" svg:y="4.854cm"/>
          <draw:glue-point draw:id="7" svg:x="2.536cm" svg:y="4.957cm"/>
          <draw:custom-shape draw:style-name="gr23" draw:text-style-name="P16" draw:layer="layout" svg:width="4.294cm" svg:height="1.651cm" svg:x="28.582cm" svg:y="16.12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7" draw:layer="layout" svg:width="4.279cm" svg:height="0.619cm" svg:x="28.592cm" svg:y="16.12cm">
            <draw:text-box>
              <text:p text:style-name="P2"><text:span text:style-name="T6">APPL_JOB_EXEC_CTL</text:span></text:p>
            </draw:text-box>
          </draw:frame>
        </draw:g>
        <draw:custom-shape draw:style-name="gr24" draw:text-style-name="P21" xml:id="id12" draw:id="id12" draw:layer="layout" svg:width="4.805cm" svg:height="2.266cm" svg:x="27.034cm" svg:y="1.46cm">
          <text:p text:style-name="P2"><text:span text:style-name="T2">Initiator </text:span><text:span text:style-name="T2"><text:line-break/></text:span><text:span text:style-name="T2">(stored procedure, </text:span><text:span text:style-name="T2"><text:line-break/></text:span><text:span text:style-name="T2">batch job, GUI ac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29.437cm" svg:y1="3.726cm" svg:x2="29.437cm" svg:y2="16.12cm" draw:start-shape="id12" draw:start-glue-point="8" draw:end-shape="id13" draw:end-glue-point="4" svg:d="M29437 3726v12394" svg:viewBox="0 0 1 12395">
          <text:p/>
        </draw:connector>
        <draw:connector draw:style-name="gr25" draw:text-style-name="P12" draw:layer="layout" svg:x1="7.683cm" svg:y1="9.129cm" svg:x2="30.729cm" svg:y2="16.12cm" draw:start-shape="id3" draw:start-glue-point="4" draw:end-shape="id13" draw:end-glue-point="0" svg:d="M7683 9129h23046v6991" svg:viewBox="0 0 23047 6992">
          <text:p/>
        </draw:connector>
        <draw:frame draw:style-name="gr26" draw:text-style-name="P22" draw:layer="layout" svg:width="7.665cm" svg:height="0.637cm" svg:x="7.715cm" svg:y="8.78cm">
          <draw:text-box>
            <text:p><text:span text:style-name="T4">6. checks for record with matching job name</text:span></text:p>
          </draw:text-box>
        </draw:frame>
        <draw:frame draw:style-name="gr27" draw:text-style-name="P22" xml:id="id10" draw:id="id10" draw:layer="layout" svg:width="4.004cm" svg:height="0.794cm" svg:x="7.765cm" svg:y="9.137cm">
          <draw:text-box>
            <text:p><text:span text:style-name="T5">7. obtains new job_id</text:span></text:p>
          </draw:text-box>
        </draw:frame>
        <draw:connector draw:style-name="gr25" draw:text-style-name="P12" draw:layer="layout" svg:x1="7.707cm" svg:y1="9.846cm" svg:x2="31.777cm" svg:y2="16.135cm" draw:start-shape="id3" draw:start-glue-point="1" draw:end-shape="id13" draw:end-glue-point="5" svg:d="M7707 9846h24070v6289" svg:viewBox="0 0 24071 6290">
          <text:p/>
        </draw:connector>
        <draw:frame draw:style-name="gr28" draw:text-style-name="P18" draw:layer="layout" svg:width="3.209cm" svg:height="0.7cm" svg:x="27.688cm" svg:y="4.912cm">
          <draw:text-box>
            <text:p><text:span text:style-name="T4">1. inserts record</text:span></text:p>
          </draw:text-box>
        </draw:frame>
        <draw:frame draw:style-name="gr29" draw:text-style-name="P22" draw:layer="layout" svg:width="7.924cm" svg:height="0.637cm" svg:x="7.872cm" svg:y="9.489cm">
          <draw:text-box>
            <text:p><text:span text:style-name="T5">8. updates the control record with the job_id</text:span></text:p>
          </draw:text-box>
        </draw:frame>
        <draw:custom-shape draw:style-name="gr5" draw:text-style-name="P4" xml:id="id16" draw:id="id16" draw:layer="layout" svg:width="3.547cm" svg:height="2.661cm" svg:x="4.16cm" svg:y="21.753cm">
          <draw:glue-point draw:id="4" svg:x="4.936cm" svg:y="-2.695cm"/>
          <draw:glue-point draw:id="5" svg:x="4.936cm" svg:y="1.838cm"/>
          <draw:glue-point draw:id="6" svg:x="4.936cm" svg:y="4.043cm"/>
          <draw:glue-point draw:id="7" svg:x="4.116cm" svg:y="5.002cm"/>
          <draw:glue-point draw:id="8" svg:x="-2.148cm" svg:y="5.002cm"/>
          <draw:glue-point draw:id="9" svg:x="4.914cm" svg:y="-3.872cm"/>
          <draw:glue-point draw:id="10" svg:x="4.956cm" svg:y="-1.408cm"/>
          <draw:glue-point draw:id="11" svg:x="4.914cm" svg:y="2.816cm"/>
          <draw:glue-point draw:id="12" svg:x="5.001cm" svg:y="1.228cm"/>
          <draw:glue-point draw:id="13" svg:x="3.411cm" svg:y="-5.005cm"/>
          <draw:glue-point draw:id="14" svg:x="1.621cm" svg:y="-5.005cm"/>
          <draw:glue-point draw:id="15" svg:x="-1.511cm" svg:y="-4.911cm"/>
          <draw:glue-point draw:id="16" svg:x="-3.225cm" svg:y="-4.813cm"/>
          <text:p text:style-name="P2"><text:span text:style-name="T1">Java </text:span><text:span text:style-name="T1"><text:line-break/></text:span><text:span text:style-name="T1">Batch Progra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3.556cm" svg:height="1.905cm" svg:x="4.234cm" svg:y="29.712cm">
          <text:p text:style-name="P2"><text:span text:style-name="T1">AutoSys job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6.012cm" svg:y1="29.712cm" svg:x2="5.957cm" svg:y2="28.816cm" draw:start-shape="id14" draw:start-glue-point="0" draw:end-shape="id15" draw:end-glue-point="2" svg:d="M6012 29712v-449h-55v-447" svg:viewBox="0 0 56 897">
          <text:p text:style-name="P2"><text:span text:style-name="T3">15. invokes</text:span></text:p>
        </draw:connector>
        <draw:frame draw:style-name="gr30" draw:text-style-name="P23" draw:layer="layout" svg:width="1.869cm" svg:height="1.518cm" svg:x="1.3cm" svg:y="4.525cm">
          <draw:text-box>
            <text:p text:style-name="P2"><text:span text:style-name="T8">‘</text:span><text:span text:style-name="T8">Parent’ batch job</text:span></text:p>
          </draw:text-box>
        </draw:frame>
        <draw:frame draw:style-name="gr30" draw:text-style-name="P23" draw:layer="layout" svg:width="1.869cm" svg:height="1.518cm" svg:x="1cm" svg:y="27.192cm">
          <draw:text-box>
            <text:p text:style-name="P2"><text:span text:style-name="T8">‘</text:span><text:span text:style-name="T8">Child’ batch job</text:span></text:p>
          </draw:text-box>
        </draw:frame>
        <draw:connector draw:style-name="gr25" draw:text-style-name="P12" draw:layer="layout" svg:x1="7.683cm" svg:y1="22.366cm" svg:x2="30.729cm" svg:y2="17.772cm" draw:start-shape="id16" draw:start-glue-point="4" draw:end-shape="id13" draw:end-glue-point="2" svg:d="M7683 22366h23046v-4594" svg:viewBox="0 0 23047 4595">
          <text:p/>
        </draw:connector>
        <draw:custom-shape draw:style-name="gr4" draw:text-style-name="P4" xml:id="id15" draw:id="id15" draw:layer="layout" svg:width="3.556cm" svg:height="1.905cm" svg:x="4.179cm" svg:y="26.911cm">
          <draw:glue-point draw:id="4" svg:x="4.91cm" svg:y="-2.803cm" draw:escape-direction="left"/>
          <draw:glue-point draw:id="5" svg:x="4.91cm" svg:y="1.916cm"/>
          <draw:glue-point draw:id="6" svg:x="4.929cm" svg:y="3.312cm"/>
          <text:p text:style-name="P2"><text:span text:style-name="T1">Shell Script</text:span></text:p>
          <draw:enhanced-geometry svg:viewBox="0 0 21600 21600" draw:type="rectangle" draw:enhanced-path="M 0 0 L 21600 0 21600 21600 0 21600 0 0 Z N"/>
        </draw:custom-shape>
        <draw:connector draw:style-name="gr12" draw:text-style-name="P11" draw:layer="layout" svg:x1="5.957cm" svg:y1="26.911cm" svg:x2="5.933cm" svg:y2="24.414cm" draw:start-shape="id15" draw:start-glue-point="0" draw:end-shape="id16" draw:end-glue-point="2" svg:d="M5957 26911v-1249h-24v-1248" svg:viewBox="0 0 25 2498">
          <text:p text:style-name="P2"><text:span text:style-name="T3">17. invokes</text:span></text:p>
        </draw:connector>
        <draw:connector draw:style-name="gr13" draw:text-style-name="P14" draw:layer="layout" svg:x1="7.675cm" svg:y1="23.832cm" svg:x2="10.907cm" svg:y2="16.874cm" draw:start-shape="id16" draw:start-glue-point="11" draw:end-shape="id17" draw:end-glue-point="3" svg:d="M7675 23832h1631v-6958h1601" svg:viewBox="0 0 3233 6959">
          <text:p/>
        </draw:connector>
        <draw:connector draw:style-name="gr13" draw:text-style-name="P14" draw:layer="layout" svg:x1="7.706cm" svg:y1="23.409cm" svg:x2="25.428cm" svg:y2="17.752cm" draw:start-shape="id16" draw:start-glue-point="12" draw:end-shape="id9" draw:end-glue-point="7" svg:d="M7706 23409h17722v-5657" svg:viewBox="0 0 17723 5658">
          <text:p/>
        </draw:connector>
        <draw:connector draw:style-name="gr13" draw:text-style-name="P14" draw:layer="layout" svg:x1="7.69cm" svg:y1="22.709cm" svg:x2="15.944cm" svg:y2="17.711cm" draw:start-shape="id16" draw:start-glue-point="10" draw:end-shape="id11" draw:end-glue-point="4" svg:d="M7690 22709h8254v-4998" svg:viewBox="0 0 8255 4999">
          <text:p/>
        </draw:connector>
        <draw:connector draw:style-name="gr25" draw:text-style-name="P12" draw:layer="layout" svg:x1="7.707cm" svg:y1="23.083cm" svg:x2="31.817cm" svg:y2="17.764cm" draw:start-shape="id16" draw:start-glue-point="1" draw:end-shape="id13" draw:end-glue-point="7" svg:d="M7707 23083h24110v-5319" svg:viewBox="0 0 24111 5320">
          <text:p/>
        </draw:connector>
        <draw:connector draw:style-name="gr13" draw:text-style-name="P14" draw:layer="layout" svg:x1="7.683cm" svg:y1="24.158cm" svg:x2="27.196cm" svg:y2="17.73cm" draw:start-shape="id16" draw:start-glue-point="6" draw:end-shape="id9" draw:end-glue-point="6" svg:d="M7683 24158h19513v-6428" svg:viewBox="0 0 19514 6429">
          <text:p/>
        </draw:connector>
        <draw:connector draw:style-name="gr13" draw:text-style-name="P14" draw:layer="layout" svg:x1="7.392cm" svg:y1="24.414cm" svg:x2="22.154cm" svg:y2="17.853cm" draw:start-shape="id16" draw:start-glue-point="7" draw:end-shape="id8" draw:end-glue-point="2" svg:d="M7392 24414v500h14762v-7061" svg:viewBox="0 0 14763 7062">
          <text:p/>
        </draw:connector>
        <draw:frame draw:style-name="gr31" draw:text-style-name="P22" draw:layer="layout" svg:width="9.288cm" svg:height="0.637cm" svg:x="7.55cm" svg:y="22.05cm">
          <draw:text-box>
            <text:p><text:span text:style-name="T4">19. checks for record with matching job name</text:span></text:p>
          </draw:text-box>
          <draw:glue-point draw:id="4" svg:x="-4.621cm" svg:y="-2.715cm"/>
          <draw:glue-point draw:id="5" svg:x="-4.688cm" svg:y="-0.015cm"/>
          <draw:glue-point draw:id="6" svg:x="-4.195cm" svg:y="-0.832cm"/>
        </draw:frame>
        <draw:frame draw:style-name="gr19" draw:text-style-name="P22" draw:layer="layout" svg:width="4.329cm" svg:height="0.637cm" svg:x="8.092cm" svg:y="23.047cm">
          <draw:text-box>
            <text:p><text:span text:style-name="T4">22. inserts detail record</text:span></text:p>
          </draw:text-box>
        </draw:frame>
        <draw:frame draw:style-name="gr29" draw:text-style-name="P22" draw:layer="layout" svg:width="4.328cm" svg:height="0.637cm" svg:x="7.748cm" svg:y="22.39cm">
          <draw:text-box>
            <text:p><text:span text:style-name="T5">20. obtains new job_id</text:span></text:p>
          </draw:text-box>
          <draw:glue-point draw:id="4" svg:x="-4.4cm" svg:y="-5cm"/>
        </draw:frame>
        <draw:frame draw:style-name="gr29" draw:text-style-name="P22" draw:layer="layout" svg:width="7.924cm" svg:height="0.637cm" svg:x="7.873cm" svg:y="22.724cm">
          <draw:text-box>
            <text:p><text:span text:style-name="T5">21. updates the control record with the job_id</text:span></text:p>
          </draw:text-box>
        </draw:frame>
        <draw:custom-shape draw:style-name="gr6" draw:text-style-name="P5" xml:id="id17" draw:id="id17" draw:layer="layout" svg:width="3.683cm" svg:height="1.905cm" svg:x="10.907cm" svg:y="15.922cm">
          <draw:glue-point draw:id="4" svg:x="-4.944cm" svg:y="-2.467cm"/>
          <draw:glue-point draw:id="5" svg:x="-4.944cm" svg:y="2.671cm"/>
          <text:p text:style-name="P2"><text:span text:style-name="T1">Stored Procedure</text:span></text:p>
          <draw:enhanced-geometry svg:viewBox="0 0 21600 21600" draw:type="rectangle" draw:enhanced-path="M 0 0 L 21600 0 21600 21600 0 21600 0 0 Z N"/>
        </draw:custom-shape>
        <draw:frame draw:style-name="gr32" draw:text-style-name="P22" draw:layer="layout" svg:width="4.672cm" svg:height="0.637cm" svg:x="8.546cm" svg:y="19.685cm">
          <draw:text-box>
            <text:p><text:span text:style-name="T5">23. calls stored procedure</text:span></text:p>
          </draw:text-box>
        </draw:frame>
        <draw:frame draw:style-name="gr21" draw:text-style-name="P19" draw:layer="layout" svg:width="4.528cm" svg:height="0.637cm" svg:x="16.602cm" svg:y="23.882cm">
          <draw:text-box>
            <text:p><text:span text:style-name="T3">24. updates detail record</text:span></text:p>
          </draw:text-box>
        </draw:frame>
        <draw:frame draw:style-name="gr22" draw:text-style-name="P19" draw:layer="layout" svg:width="4.748cm" svg:height="0.637cm" svg:x="16.958cm" svg:y="24.597cm">
          <draw:text-box>
            <text:p><text:span text:style-name="T3">25. updates header record</text:span></text:p>
          </draw:text-box>
        </draw:frame>
        <draw:custom-shape draw:style-name="gr7" draw:text-style-name="P6" xml:id="id19" draw:id="id19" draw:layer="layout" svg:width="1.397cm" svg:height="1.778cm" svg:x="14.166cm" svg:y="20.278cm">
          <text:p text:style-name="P2"><text:span text:style-name="T1">Java </text:span><text:span text:style-name="T1"><text:line-break/></text:span><text:span text:style-name="T1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xml:id="id18" draw:id="id18" draw:layer="layout" svg:width="1.397cm" svg:height="1.778cm" svg:x="14.633cm" svg:y="27.596cm">
          <text:p text:style-name="P2"><text:span text:style-name="T1">Shell </text:span><text:span text:style-name="T1"><text:line-break/></text:span><text:span text:style-name="T1">script </text:span><text:span text:style-name="T1"><text:line-break/></text:span><text:span text:style-name="T1">log file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20" draw:id="id20">
          <draw:custom-shape draw:style-name="gr8" draw:text-style-name="P7" draw:layer="layout" svg:width="2.416cm" svg:height="1.294cm" svg:x="17.087cm" svg:y="25.74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8" draw:layer="layout" svg:x1="17.081cm" svg:y1="25.743cm" svg:x2="18.237cm" svg:y2="26.51cm">
            <text:p/>
          </draw:line>
          <draw:line draw:style-name="gr9" draw:text-style-name="P8" draw:layer="layout" svg:x1="19.501cm" svg:y1="25.744cm" svg:x2="18.234cm" svg:y2="26.51cm">
            <text:p/>
          </draw:line>
          <draw:frame draw:style-name="gr10" draw:text-style-name="P9" draw:layer="layout" svg:width="1.378cm" svg:height="0.637cm" svg:x="18.196cm" svg:y="26.48cm">
            <draw:text-box>
              <text:p><text:span text:style-name="T1">Email</text:span></text:p>
            </draw:text-box>
          </draw:frame>
        </draw:g>
        <draw:connector draw:style-name="gr12" draw:text-style-name="P12" draw:layer="layout" svg:x1="7.709cm" svg:y1="28.493cm" svg:x2="14.633cm" svg:y2="28.485cm" draw:start-shape="id15" draw:start-glue-point="6" draw:end-shape="id18" draw:end-glue-point="5" svg:d="M7709 28493h3475v-8h3449" svg:viewBox="0 0 6925 9">
          <text:p text:style-name="P2"><text:span text:style-name="T4">16. begins writing</text:span></text:p>
        </draw:connector>
        <draw:connector draw:style-name="gr12" draw:text-style-name="P13" draw:layer="layout" svg:x1="7.675cm" svg:y1="22.053cm" svg:x2="14.166cm" svg:y2="21.167cm" draw:start-shape="id16" draw:start-glue-point="9" draw:end-shape="id19" draw:end-glue-point="5" svg:d="M7675 22053h3261v-886h3230" svg:viewBox="0 0 6492 887">
          <text:p text:style-name="P2"><text:span text:style-name="T5">18. begins writing</text:span></text:p>
        </draw:connector>
        <draw:connector draw:style-name="gr12" draw:text-style-name="P13" draw:layer="layout" draw:line-skew="6.355cm" svg:x1="7.702cm" svg:y1="27.33cm" svg:x2="17.081cm" svg:y2="26.429cm" draw:start-shape="id15" draw:start-glue-point="4" draw:end-shape="id20" draw:end-glue-point="3" svg:d="M7702 27330h2331v-921h2375v20h4673" svg:viewBox="0 0 9380 922">
          <text:p text:style-name="P2"><text:span text:style-name="T5">26. send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0.64cm" fo:page-height="41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Donald</meta:initial-creator>
    <meta:creation-date>2021-06-16T11:00:55.428742775</meta:creation-date>
    <dc:date>2021-06-16T17:44:59.881049566</dc:date>
    <dc:creator>Jonathan Donald</dc:creator>
    <meta:editing-duration>PT2H9M11S</meta:editing-duration>
    <meta:editing-cycles>12</meta:editing-cycles>
    <meta:generator>LibreOffice/6.1.5.2$Linux_X86_64 LibreOffice_project/10$Build-2</meta:generator>
    <meta:document-statistic meta:object-count="83"/>
  </office:meta>
</office:document-meta>
</file>